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3">
            <text:p>Als WAI User möchte ich mit zufälligen Spielern weltweit Spiele starten und mich mit ihnen messen.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ich in der Lage sein eigene Bilder upzuloaden und deren Standort freigeben können.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ich mein geographisches Wissen erweitern.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ich meine Freunde einladen können um mit ihnen zu spielen.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ich Inhalte im Spiel freischalten können.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ich auch ohne mich registrieren zu müssen spielen können.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ich Punkte sammeln können und mich in einer nationalen sowie weltweiten Bestenliste wiederfinden.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die App in verschiedenen Sprachen nutzen können.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3:37:08.716891000</meta:creation-date>
    <dc:date>2015-03-16T14:13:56.106047000</dc:date>
    <meta:editing-duration>PT5M28S</meta:editing-duration>
    <meta:editing-cycles>2</meta:editing-cycles>
    <meta:generator>LibreOffice/4.2.8.2$MacOSX_x86 LibreOffice_project/48d50dbfc06349262c9d50868e5c1f630a573ebd</meta:generator>
    <meta:document-statistic meta:table-count="1" meta:cell-count="8" meta:object-count="0"/>
  </office:meta>
</office:document-meta>
</file>